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Základnítext" style:family="paragraph">
      <style:paragraph-properties fo:margin-left="0.1972in" fo:text-indent="-0.1972in">
        <style:tab-stops/>
      </style:paragraph-properties>
    </style:style>
    <style:style style:name="P19" style:parent-style-name="Základnítext" style:family="paragraph">
      <style:paragraph-properties fo:margin-left="0.1972in" fo:text-indent="-0.1972in">
        <style:tab-stops/>
      </style:paragraph-properties>
    </style:style>
    <style:style style:name="P20" style:parent-style-name="Základnítext" style:family="paragraph">
      <style:text-properties fo:font-weight="bold" style:font-weight-asian="bold"/>
    </style:style>
    <style:style style:name="T21" style:parent-style-name="Značkapozn.podčarou" style:family="text">
      <style:text-properties fo:font-weight="normal" style:font-weight-asian="normal" fo:font-size="9pt" style:font-size-asian="9pt"/>
    </style:style>
    <style:style style:name="T22" style:parent-style-name="Značkapozn.podčarou" style:family="text">
      <style:text-properties fo:font-weight="normal" style:font-weight-asian="normal" fo:font-size="9pt" style:font-size-asian="9pt"/>
    </style:style>
    <style:style style:name="P23" style:parent-style-name="Základnítext" style:family="paragraph">
      <style:text-properties fo:font-weight="bold" style:font-weight-asian="bold"/>
    </style:style>
    <style:style style:name="P24" style:parent-style-name="podpis" style:family="paragraph">
      <style:paragraph-properties fo:text-align="start" fo:margin-left="0in">
        <style:tab-stops/>
      </style:paragraph-properties>
    </style:style>
    <style:style style:name="P25" style:parent-style-name="podpis" style:family="paragraph">
      <style:paragraph-properties fo:text-align="start" fo:margin-left="0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110/2021<text:bookmark-end text:name="Text14"/></text:p>
            <text:p text:style-name="Normální">KVOP-558/2022<text:bookmark-end text:name="Text2"/></text:p>
            <text:p text:style-name="Normální"><text:bookmark-start text:name="Text6"/>05. 01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á paní</text:p>
            <text:p text:style-name="Normální"><text:bookmark-start text:name="Text9"/>A.<text:s/>Š<text:bookmark-end text:name="Text9"/>.</text:p>
            <text:p text:style-name="Normální"><text:bookmark-start text:name="Text10"/>Lidická 88/15<text:bookmark-end text:name="Text10"/></text:p>
            <text:p text:style-name="Normální"><text:bookmark-start text:name="Text11"/>783 01<text:bookmark-end text:name="Text11"/><text:s/><text:bookmark-start text:name="Text12"/>Olomouc 18<text:bookmark-end text:name="Text12"/></text:p>
            <text:p text:style-name="Normální"/>
            <text:p text:style-name="P17">ID DS:<text:s/></text:p>
            <text:p text:style-name="Normální"/>
            <text:p text:style-name="Normální"/>
          </table:table-cell>
        </table:table-row>
      </table:table>
      <text:h text:style-name="Nadpis1" text:outline-level="1">Sdělení o<text:s/>poskytnutí podle zákona č. 106/1999 Sb., o svobodném přístupu k informacím, ve znění pozdějších předpisů</text:h>
      <text:p text:style-name="Základnítext">Vážená paní Š.,</text:p>
      <text:p text:style-name="Základnítext">dne 30. 12. 2021 byla do Kanceláře veřejného ochránce práv doručena Vaše žádost podle zákona o svobodném přístupu k informacím, kterou žádáte o následující informace:</text:p>
      <text:list text:style-name="LFO3_1" text:continue-numbering="true">
        <text:list-item>
          <text:p text:style-name="P18">V kolika psychiatrických nemocnicích byli dle šetření veřejného ochránce práv posledních 15 letech pacienti řádně poučeni o svých právech a možnostech ochrany jejich práv a zájmů v souvislosti s hospitalizací a detenčním řízením?</text:p>
        </text:list-item>
        <text:list-item>
          <text:p text:style-name="P19">Pokud veřejný ochránce práv v posledních 15 letech zjistil, že hospitalizovaní psychiatričtí pacienti nebývají personálem nemocnice řádně poučení o svých právech a dalších možnostech, jaké jsou tři nejčastější nedostatky, které ohledně poučení pacientů spatřuje?</text:p>
        </text:list-item>
      </text:list>
      <text:p text:style-name="Základnítext">K Vaší žádosti<text:s/><text:span text:style-name="Silné">poskytuji následující informace</text:span>:</text:p>
      <text:p text:style-name="P20">K bodu č. 1</text:p>
      <text:p text:style-name="Základnítext">Veřejný ochránce práv provedl od 1. ledna 2006, kdy se stal tzv. národním preventivním mechanismem podle Opčního protokolu k Úmluvě proti mučení a jinému krutému,<text:s/>nelidskému či ponižujícímu zacházení nebo trestání, 55 návštěv psychiatrických nemocnic a psychiatrických oddělení.</text:p>
      <text:p text:style-name="Základnítext">Z dostupných zpráv z návštěv se tématu poučování pacientů hospitalizovaných bez souhlasu ochránce věnoval ve 4 případech a ani v jednom z nich nevyhodnotil poučení jako dostatečné.</text:p>
      <text:p text:style-name="Základnítext">K uvedené informaci je potřeba doplnit, že zprávy z prvních 24 návštěv již neexistují, protože spisy jejichž součástí zprávy byly, byly v souladu se spisovým a skartačním řádem skartovány<text:span text:style-name="Značkapozn.podčarou"><text:note text:note-class="footnote" text:id="_ftn0"><text:note-citation>1</text:note-citation><text:note-body><text:p text:style-name="Textpozn.podčarou"><text:s/><text:span text:style-name="T21"><text:tab/></text:span>Tyto zprávy nemohly být<text:s/>zahrnuty do vyřízení Vaší žádosti</text:p></text:note-body></text:note></text:span>. Zprávy z dalších 7 návštěv nejsou veřejně dostupné, protože vznikly v době, kdy ochránce své zprávy automaticky nezveřejňoval, informace obsažené v těchto zprávách však byly zahrnuty do vyhotovení tohoto sdělení. Zprávy<text:s/>ze 17 návštěv jsou veřejně dostupné<text:s/><text:soft-page-break/>v anonymizované podobě v Evidenci stanovisek ochránce<text:span text:style-name="Značkapozn.podčarou"><text:note text:note-class="footnote" text:id="_ftn1"><text:note-citation>2</text:note-citation><text:note-body><text:p text:style-name="Textpozn.podčarou"><text:s/><text:span text:style-name="T22"><text:tab/></text:span>Viz https://eso.ochrance.cz/</text:p></text:note-body></text:note></text:span><text:s/>a toto sdělení z nich vychází. Zprávy ze 7 návštěv nejsou doposud dokončeny (nebo probíhá komunikace o zprávě se zařízením) a nejsou<text:s/>proto prozatím veřejně dostupné a informace obsažené v těchto zprávách proto nebyly zahrnuty do vyhotovení tohoto sdělení</text:p>
      <text:p text:style-name="Základnítext">Ke sdělení připojuji tabulku, v níž jsou uvedeny informace o jednotlivých návštěvách, a to včetně toho zda při konkrétní návštěvě bylo<text:s/>zjištěno pochybení v oblasti poučování pacienta.</text:p>
      <text:p text:style-name="P23">K bodu č. 2</text:p>
      <text:p text:style-name="Základnítext">Ve 4 případech, v nichž ochránce shledal nedostatečné poučení pacientů hospitalizovaných bez souhlasu, nejčastěji upozorňoval na to, že poučení je prováděno jen ústně, a to navíc pouze v okamžiku přijetí, kdy pacient může mít sníženou schopnost přijímat informace.</text:p>
      <text:p text:style-name="Základnítext">Dále ochránce upozorňoval na to, že poučení provádí zdravotník, který k tomu účelu nebyl proškolen, přičemž umět srozumitelně vysvětlit právní postavení pacienta, může být komplikovaný<text:s/>úkol i pro právníka.<text:s/></text:p>
      <text:p text:style-name="Základnítext">V jednom případě ochránce upozorňoval na to, že byť poučení bylo písemné, nepokrývalo všechny potřebné informace. Chybělo např. vysvětlení, jak omezení volnosti pohybu na pacienta dopadne, kdo rozhoduje o trvání opatření a za jakých okolností bude ukončeno, jaké má opatření důsledky na souhlas s léčbou, co je to detenční řízení a jak v něm bude pacient vystupovat.</text:p>
      <text:p text:style-name="Základnítext">S pozdravem</text:p>
      <text:p text:style-name="P24"/>
      <text:p text:style-name="podpis">JUDr. Pavel Pořízek, Ph.D. v. r.</text:p>
      <text:p text:style-name="podpis">vedoucí Kanceláře veřejného ochránce práv</text:p>
      <text:p text:style-name="podpis">(podepsáno elektronicky)</text:p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>Příloha</text:p>
      <text:p text:style-name="Základnítext">Tabulka shrnující návštěvy ochránce v psychiatrických nemocnicích a na psychiatrických odděleních.</text:p>
      <text:p text:style-name="P25"/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ZM0B*</text:span></text:p>
        <text:p text:style-name="P12"><text:span text:style-name="T13">KVOPX00BZM0B</text:span>KVOPX00BZM0B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2-02-01T08:52:00Z</meta:creation-date>
    <dc:date>2022-02-01T08:53:00Z</dc:date>
    <meta:print-date>2016-06-27T08:08:00Z</meta:print-date>
    <meta:template xlink:href="KVOP_dopis%20vedoucího" xlink:type="simple"/>
    <meta:editing-cycles>3</meta:editing-cycles>
    <meta:editing-duration>PT480S</meta:editing-duration>
    <meta:user-defined meta:name="ContentTypeId">0x010100D3A71DC738674B4893D02C4CA0E22FAC</meta:user-defined>
    <meta:document-statistic meta:page-count="2" meta:paragraph-count="6" meta:word-count="504" meta:character-count="3478" meta:row-count="24" meta:non-whitespace-character-count="2980"/>
  </office:meta>
</office:document-meta>
</file>